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2"/>
    <style:style style:name="P48" style:family="paragraph" style:parent-style-name="Standard" style:list-style-name="L44"/>
    <style:style style:name="P49" style:family="paragraph" style:parent-style-name="Standard" style:list-style-name="L4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3.0:</text:p>
      <text:list xml:id="list6859924127789054484" text:style-name="L44">
        <text:list-item>
          <text:p text:style-name="P4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071634681852939663" text:style-name="L1">
        <text:list-item>
          <text:p text:style-name="P6">Changed main plot so that the scroll wheel only zooms the x axis.</text:p>
        </text:list-item>
        <text:list-item>
          <text:p text:style-name="P6">Changed lightcurve plot so that it conforms properly to 'start-of-exposure'.<text:line-break/></text:p>
        </text:list-item>
      </text:list>
      <text:p text:style-name="Standard">version 3.2.8</text:p>
      <text:list xml:id="list5870579006896469116" text:style-name="L2">
        <text:list-item>
          <text:p text:style-name="P7">Changed font size in help files --- it was fine for Mac but too big for Win10<text:line-break/></text:p>
        </text:list-item>
      </text:list>
      <text:p text:style-name="Standard">version 3.2.7</text:p>
      <text:list xml:id="list5513277925407107953" text:style-name="L3">
        <text:list-item>
          <text:p text:style-name="P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142499169309908794" text:style-name="L4">
        <text:list-item>
          <text:p text:style-name="P9">This is a 'cosmetic' release --- there should be NO detectable differences from version 3.2.5 in terms of functionality.</text:p>
        </text:list-item>
        <text:list-item>
          <text:p text:style-name="P9">All python files were brought into compliance with PEP 8 coding standards. <text:s/>Only I care about that.</text:p>
        </text:list-item>
        <text:list-item>
          <text:p text:style-name="P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All this 'cosmetic' work is in preparation for working on PyOTE issues again.<text:line-break/> </text:p>
        </text:list-item>
      </text:list>
      <text:p text:style-name="Standard">version 3.2.5</text:p>
      <text:list xml:id="list6930906077594139374" text:style-name="L5">
        <text:list-item>
          <text:p text:style-name="P1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9060633226843690065" text:style-name="L6">
        <text:list-item>
          <text:p text:style-name="P11"><text:soft-page-break/>Modified the test for newer version to accommodate the different strings returned by pip 18.1 and pip 19.0+</text:p>
        </text:list-item>
        <text:list-item>
          <text:p text:style-name="P11">Added ability to invoke PyOTE from PyMovie with an externally supplied csv file that is automatically opened.<text:line-break/></text:p>
        </text:list-item>
      </text:list>
      <text:p text:style-name="Standard">version 3.2.3</text:p>
      <text:list xml:id="list3835241825493757253" text:style-name="L7">
        <text:list-item>
          <text:p text:style-name="P1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Added support for the PyMovie csv format<text:line-break/></text:p>
        </text:list-item>
      </text:list>
      <text:p text:style-name="Standard">version 3.2.1</text:p>
      <text:list xml:id="list5072918965420356466" text:style-name="L8">
        <text:list-item>
          <text:p text:style-name="P1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356174689468117420" text:style-name="L9">
        <text:list-item>
          <text:p text:style-name="P14">Changed GUI to better align text on min max edit boxes to avoid confusion.<text:line-break/></text:p>
        </text:list-item>
      </text:list>
      <text:p text:style-name="Standard">version 3.1.9</text:p>
      <text:list xml:id="list8318519311074586215" text:style-name="L10">
        <text:list-item>
          <text:p text:style-name="P15">Fixed a bug in the test for a min/max solution search being constrained by a too large min value.<text:line-break/></text:p>
        </text:list-item>
      </text:list>
      <text:p text:style-name="Standard">version 3.1.8</text:p>
      <text:list xml:id="list4606223229436595564" text:style-name="L11">
        <text:list-item>
          <text:p text:style-name="P16">version 3.1.7 was released without an updated version history. <text:s/>Here is what was changed in 3.1.7:<text:line-break/></text:p>
        </text:list-item>
        <text:list-item>
          <text:p text:style-name="P1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soft-page-break/></text:p>
        </text:list-item>
      </text:list>
      <text:p text:style-name="Standard">version 3.1.6:</text:p>
      <text:list xml:id="list5109814530569317187" text:style-name="L12">
        <text:list-item>
          <text:p text:style-name="P17">Values entered in the Manual Timestamp Entry dialog box are now 'sticky', thus making corrections easy to do without requiring re-entry of all data. </text:p>
          <text:p text:style-name="P17"><text:line-break/>Also trapped is the case where a user has entered a custom frame time but failed to click the radio button indicating that it is to be used.<text:line-break/></text:p>
        </text:list-item>
      </text:list>
      <text:p text:style-name="Standard">version 3.1.5:</text:p>
      <text:list xml:id="list5158456670099581605" text:style-name="L13">
        <text:list-item>
          <text:p text:style-name="P1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147396478715462719" text:style-name="L14">
        <text:list-item>
          <text:p text:style-name="P19">Fixed error in new dropped reading detection logic when light curve was processed in field mode.<text:line-break/></text:p>
        </text:list-item>
        <text:list-item>
          <text:p text:style-name="P19">Cleaned up some language in tooltips.<text:line-break/></text:p>
        </text:list-item>
      </text:list>
      <text:p text:style-name="Standard">version 3.1.3:</text:p>
      <text:list xml:id="list4263988287510878244" text:style-name="L15">
        <text:list-item>
          <text:p text:style-name="P2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0">Eliminated the 'entry num' column in the data matrix at the lower left of the GUI. The 'entry num' is unused and a possible source of confusion with the frame or field number for the unwary.<text:line-break/></text:p>
        </text:list-item>
        <text:list-item>
          <text:p text:style-name="P2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818018515893736416" text:style-name="L16">
        <text:list-item>
          <text:p text:style-name="P2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588623907665352909" text:style-name="L17">
        <text:list-item>
          <text:p text:style-name="P2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643983480054452132" text:style-name="L18">
        <text:list-item>
          <text:p text:style-name="P2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020001839533167628" text:style-name="L19">
        <text:list-item>
          <text:p text:style-name="P2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058961014964961170" text:style-name="L20">
        <text:list-item>
          <text:p text:style-name="P2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9418780081632301" text:style-name="L21">
        <text:list-item>
          <text:p text:style-name="P26">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4510277458672315711" text:style-name="L22">
        <text:list-item>
          <text:p text:style-name="P2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682548354928796341" text:style-name="L23">
        <text:list-item>
          <text:p text:style-name="P28">Disable the Accept integration button when user overrides an automatic block analysis with a manual block selection followed by a click on the Block integrate button.<text:line-break/></text:p>
        </text:list-item>
      </text:list>
      <text:p text:style-name="Standard">version 2.1.4:</text:p>
      <text:list xml:id="list6731071869286040944" text:style-name="L24">
        <text:list-item>
          <text:p text:style-name="P29">Corrected a bug that kept manual selection of block integration from being performed after a refusal to accept the automatic block analysis results.<text:line-break/></text:p>
        </text:list-item>
      </text:list>
      <text:p text:style-name="Standard">version 2.1.3:</text:p>
      <text:list xml:id="list4753000141996991511" text:style-name="L25">
        <text:list-item>
          <text:p text:style-name="P3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043322108527827146" text:style-name="L26">
        <text:list-item>
          <text:p text:style-name="P3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356905078288577185" text:style-name="L27">
        <text:list-item>
          <text:p text:style-name="P32">Added progress bar tracking of block integration analysis because it can take an extended amount of time to complete the analysis when the light curve has many points.<text:line-break/></text:p>
        </text:list-item>
      </text:list>
      <text:p text:style-name="Standard">version 2.1.0</text:p>
      <text:list xml:id="list1017388249815681742" text:style-name="L28">
        <text:list-item>
          <text:p text:style-name="P3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589490273860061039" text:style-name="L29">
        <text:list-item>
          <text:p text:style-name="P34">Made the selection of Tooltip display 'sticky'</text:p>
        </text:list-item>
        <text:list-item>
          <text:p text:style-name="P34">Duration calculation when D and R span midnight now handled correctly</text:p>
        </text:list-item>
      </text:list>
      <text:p text:style-name="Standard"/>
      <text:p text:style-name="Standard">version 2.0.8</text:p>
      <text:list xml:id="list7668248206743324850" text:style-name="L30">
        <text:list-item>
          <text:p text:style-name="P35">toolTips changed to invoke and display in a custom dialog box that can be moved and resized to better accommodate legacy displays</text:p>
        </text:list-item>
        <text:list-item>
          <text:p text:style-name="P35"><text:soft-page-break/>Calc flash timing calculation fixed to properly deal with the non-integer frame numbers that can result from field processed csv files</text:p>
        </text:list-item>
        <text:list-item>
          <text:p text:style-name="P35">Flash timing has been verified to work with integrated light curves</text:p>
        </text:list-item>
        <text:list-item>
          <text:p text:style-name="P3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8792023931703420195" text:style-name="L31">
        <text:list-item>
          <text:p text:style-name="P36">Adds a button to calculate the edge position of an LED timing flash.</text:p>
        </text:list-item>
        <text:list-item>
          <text:p text:style-name="P3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6">Adds a checkbox to force manual entry of timestamp info. <text:s/>This is useful when OCR on a VTI timed light curve has catastrophic errors. <text:s/>It is always employed when using LED flash timing.</text:p>
        </text:list-item>
      </text:list>
      <text:list xml:id="list3600702634595983649" text:style-name="L32">
        <text:list-item>
          <text:p text:style-name="P3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3249732457449801294" text:style-name="L33">
        <text:list-item>
          <text:p text:style-name="P3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531833894871584959" text:style-name="L34">
        <text:list-item>
          <text:p text:style-name="P39">files generated by pyote now contain PYOTE in the filename.<text:line-break/></text:p>
        </text:list-item>
        <text:list-item>
          <text:p text:style-name="P3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10412179630753266" text:style-name="L35">
        <text:list-item>
          <text:p text:style-name="P4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5803932079353008060" text:style-name="L36">
        <text:list-item>
          <text:p text:style-name="P4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184020271365917694" text:style-name="L37">
        <text:list-item>
          <text:p text:style-name="P4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0384032877271192" text:style-name="L38">
        <text:list-item>
          <text:p text:style-name="P43">improved handling of D and R region selection so that one cannot enter an invalid configuration --- automatic corrections/changes are applied.<text:line-break/></text:p>
        </text:list-item>
        <text:list-item>
          <text:p text:style-name="P4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920135373683503040" text:style-name="L39">
        <text:list-item>
          <text:p text:style-name="P4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142289719470565219" text:style-name="L40">
        <text:list-item>
          <text:p text:style-name="P4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671419476044733123" text:style-name="L41">
        <text:list-item>
          <text:p text:style-name="P4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07643952778543371" text:style-name="L42">
        <text:list-item>
          <text:p text:style-name="P4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22705910470398700" text:style-name="L43">
        <text:list-item>
          <text:p text:style-name="P49">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1T12:16:23</dc:date>
    <meta:editing-cycles>67</meta:editing-cycles>
    <meta:editing-duration>PT19H2M47S</meta:editing-duration>
    <meta:document-statistic meta:table-count="0" meta:image-count="2" meta:object-count="0" meta:page-count="9" meta:paragraph-count="132" meta:word-count="3687" meta:character-count="21648"/>
    <meta:template xlink:type="simple" xlink:actuate="onRequest" xlink:title="" xlink:href="Normal"/>
  </office:meta>
</office:document-meta>
</file>